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671cm"/>
    </style:style>
    <style:style style:name="co2" style:family="table-column">
      <style:table-column-properties fo:break-before="auto" style:column-width="4.392cm"/>
    </style:style>
    <style:style style:name="co3" style:family="table-column">
      <style:table-column-properties fo:break-before="auto" style:column-width="4.4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2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2.573cm" svg:y="0.1cm">
            <draw:object draw:notify-on-update-of-ranges="Sheet1.A1:Sheet1.A1 Sheet1.A2:Sheet1.A24 Sheet1.B1:Sheet1.B1 Sheet1.B2:Sheet1.B24 Sheet1.A1:Sheet1.A1 Sheet1.A2:Sheet1.A24 Sheet1.C1:Sheet1.C1 Sheet1.C2:Sheet1.C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oad impedance (Ohm)</text:p>
          </table:table-cell>
          <table:table-cell office:value-type="string" calcext:value-type="string">
            <text:p>Output voltage (V)</text:p>
          </table:table-cell>
          <table:table-cell office:value-type="string" calcext:value-type="string">
            <text:p>Deviation (%)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G$3]*[.A2]/([.$G$2]+[.A2])" office:value-type="float" office:value="1.94117647058824" calcext:value-type="float">
            <text:p>1,94117647058824</text:p>
          </table:table-cell>
          <table:table-cell table:formula="of:=([.$G$3]-[.B2])/([.$G$3]) * 100" office:value-type="float" office:value="41.1764705882353" calcext:value-type="float">
            <text:p>41,1764705882353</text:p>
          </table:table-cell>
          <table:table-cell table:number-columns-repeated="2"/>
          <table:table-cell office:value-type="string" calcext:value-type="string">
            <text:p>Source impedanc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G$3]*[.A3]/([.$G$2]+[.A3])" office:value-type="float" office:value="2.44444444444444" calcext:value-type="float">
            <text:p>2,44444444444444</text:p>
          </table:table-cell>
          <table:table-cell table:formula="of:=([.$G$3]-[.B3])/([.$G$3]) * 100" office:value-type="float" office:value="25.9259259259259" calcext:value-type="float">
            <text:p>25,9259259259259</text:p>
          </table:table-cell>
          <table:table-cell table:number-columns-repeated="2"/>
          <table:table-cell office:value-type="string" calcext:value-type="string">
            <text:p>Vcc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$G$3]*[.A4]/([.$G$2]+[.A4])" office:value-type="float" office:value="2.67567567567568" calcext:value-type="float">
            <text:p>2,67567567567568</text:p>
          </table:table-cell>
          <table:table-cell table:formula="of:=([.$G$3]-[.B4])/([.$G$3]) * 100" office:value-type="float" office:value="18.9189189189189" calcext:value-type="float">
            <text:p>18,9189189189189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$G$3]*[.A5]/([.$G$2]+[.A5])" office:value-type="float" office:value="2.80851063829787" calcext:value-type="float">
            <text:p>2,80851063829787</text:p>
          </table:table-cell>
          <table:table-cell table:formula="of:=([.$G$3]-[.B5])/([.$G$3]) * 100" office:value-type="float" office:value="14.8936170212766" calcext:value-type="float">
            <text:p>14,8936170212766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$G$3]*[.A6]/([.$G$2]+[.A6])" office:value-type="float" office:value="2.89473684210526" calcext:value-type="float">
            <text:p>2,89473684210526</text:p>
          </table:table-cell>
          <table:table-cell table:formula="of:=([.$G$3]-[.B6])/([.$G$3]) * 100" office:value-type="float" office:value="12.280701754386" calcext:value-type="float">
            <text:p>12,280701754386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$G$3]*[.A7]/([.$G$2]+[.A7])" office:value-type="float" office:value="2.95522388059701" calcext:value-type="float">
            <text:p>2,95522388059701</text:p>
          </table:table-cell>
          <table:table-cell table:formula="of:=([.$G$3]-[.B7])/([.$G$3]) * 100" office:value-type="float" office:value="10.4477611940298" calcext:value-type="float">
            <text:p>10,4477611940298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$G$3]*[.A8]/([.$G$2]+[.A8])" office:value-type="float" office:value="3" calcext:value-type="float">
            <text:p>3</text:p>
          </table:table-cell>
          <table:table-cell table:formula="of:=([.$G$3]-[.B8])/([.$G$3]) * 100" office:value-type="float" office:value="9.09090909090909" calcext:value-type="float">
            <text:p>9,09090909090909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$G$3]*[.A9]/([.$G$2]+[.A9])" office:value-type="float" office:value="3.03448275862069" calcext:value-type="float">
            <text:p>3,03448275862069</text:p>
          </table:table-cell>
          <table:table-cell table:formula="of:=([.$G$3]-[.B9])/([.$G$3]) * 100" office:value-type="float" office:value="8.04597701149425" calcext:value-type="float">
            <text:p>8,04597701149425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$G$3]*[.A10]/([.$G$2]+[.A10])" office:value-type="float" office:value="3.06185567010309" calcext:value-type="float">
            <text:p>3,06185567010309</text:p>
          </table:table-cell>
          <table:table-cell table:formula="of:=([.$G$3]-[.B10])/([.$G$3]) * 100" office:value-type="float" office:value="7.21649484536083" calcext:value-type="float">
            <text:p>7,21649484536083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$G$3]*[.A11]/([.$G$2]+[.A11])" office:value-type="float" office:value="3.08411214953271" calcext:value-type="float">
            <text:p>3,08411214953271</text:p>
          </table:table-cell>
          <table:table-cell table:formula="of:=([.$G$3]-[.B11])/([.$G$3]) * 100" office:value-type="float" office:value="6.54205607476635" calcext:value-type="float">
            <text:p>6,54205607476635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$G$3]*[.A12]/([.$G$2]+[.A12])" office:value-type="float" office:value="3.11811023622047" calcext:value-type="float">
            <text:p>3,11811023622047</text:p>
          </table:table-cell>
          <table:table-cell table:formula="of:=([.$G$3]-[.B12])/([.$G$3]) * 100" office:value-type="float" office:value="5.51181102362205" calcext:value-type="float">
            <text:p>5,51181102362205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$G$3]*[.A13]/([.$G$2]+[.A13])" office:value-type="float" office:value="3.14285714285714" calcext:value-type="float">
            <text:p>3,14285714285714</text:p>
          </table:table-cell>
          <table:table-cell table:formula="of:=([.$G$3]-[.B13])/([.$G$3]) * 100" office:value-type="float" office:value="4.76190476190476" calcext:value-type="float">
            <text:p>4,76190476190476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$G$3]*[.A14]/([.$G$2]+[.A14])" office:value-type="float" office:value="3.16167664670659" calcext:value-type="float">
            <text:p>3,16167664670659</text:p>
          </table:table-cell>
          <table:table-cell table:formula="of:=([.$G$3]-[.B14])/([.$G$3]) * 100" office:value-type="float" office:value="4.19161676646706" calcext:value-type="float">
            <text:p>4,19161676646706</text:p>
          </table:table-cell>
          <table:table-cell table:number-columns-repeated="4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$G$3]*[.A15]/([.$G$2]+[.A15])" office:value-type="float" office:value="3.17647058823529" calcext:value-type="float">
            <text:p>3,17647058823529</text:p>
          </table:table-cell>
          <table:table-cell table:formula="of:=([.$G$3]-[.B15])/([.$G$3]) * 100" office:value-type="float" office:value="3.74331550802139" calcext:value-type="float">
            <text:p>3,74331550802139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$G$3]*[.A16]/([.$G$2]+[.A16])" office:value-type="float" office:value="3.18840579710145" calcext:value-type="float">
            <text:p>3,18840579710145</text:p>
          </table:table-cell>
          <table:table-cell table:formula="of:=([.$G$3]-[.B16])/([.$G$3]) * 100" office:value-type="float" office:value="3.38164251207729" calcext:value-type="float">
            <text:p>3,38164251207729</text:p>
          </table:table-cell>
          <table:table-cell table:number-columns-repeated="4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$G$3]*[.A17]/([.$G$2]+[.A17])" office:value-type="float" office:value="3.22475570032573" calcext:value-type="float">
            <text:p>3,22475570032573</text:p>
          </table:table-cell>
          <table:table-cell table:formula="of:=([.$G$3]-[.B17])/([.$G$3]) * 100" office:value-type="float" office:value="2.2801302931596" calcext:value-type="float">
            <text:p>2,2801302931596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$G$3]*[.A18]/([.$G$2]+[.A18])" office:value-type="float" office:value="3.24324324324324" calcext:value-type="float">
            <text:p>3,24324324324324</text:p>
          </table:table-cell>
          <table:table-cell table:formula="of:=([.$G$3]-[.B18])/([.$G$3]) * 100" office:value-type="float" office:value="1.71990171990171" calcext:value-type="float">
            <text:p>1,71990171990171</text:p>
          </table:table-cell>
          <table:table-cell table:number-columns-repeated="4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formula="of:=[.$G$3]*[.A19]/([.$G$2]+[.A19])" office:value-type="float" office:value="3.25443786982249" calcext:value-type="float">
            <text:p>3,25443786982249</text:p>
          </table:table-cell>
          <table:table-cell table:formula="of:=([.$G$3]-[.B19])/([.$G$3]) * 100" office:value-type="float" office:value="1.38067061143983" calcext:value-type="float">
            <text:p>1,38067061143983</text:p>
          </table:table-cell>
          <table:table-cell table:number-columns-repeated="4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[.$G$3]*[.A20]/([.$G$2]+[.A20])" office:value-type="float" office:value="3.26194398682043" calcext:value-type="float">
            <text:p>3,26194398682043</text:p>
          </table:table-cell>
          <table:table-cell table:formula="of:=([.$G$3]-[.B20])/([.$G$3]) * 100" office:value-type="float" office:value="1.15321252059307" calcext:value-type="float">
            <text:p>1,15321252059307</text:p>
          </table:table-cell>
          <table:table-cell table:number-columns-repeated="4"/>
        </table:table-row>
        <table:table-row table:style-name="ro1">
          <table:table-cell office:value-type="float" office:value="3500" calcext:value-type="float">
            <text:p>3500</text:p>
          </table:table-cell>
          <table:table-cell table:formula="of:=[.$G$3]*[.A21]/([.$G$2]+[.A21])" office:value-type="float" office:value="3.26732673267327" calcext:value-type="float">
            <text:p>3,26732673267327</text:p>
          </table:table-cell>
          <table:table-cell table:formula="of:=([.$G$3]-[.B21])/([.$G$3]) * 100" office:value-type="float" office:value="0.990099009900991" calcext:value-type="float">
            <text:p>0,990099009900991</text:p>
          </table:table-cell>
          <table:table-cell table:number-columns-repeated="4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[.$G$3]*[.A22]/([.$G$2]+[.A22])" office:value-type="float" office:value="3.27137546468401" calcext:value-type="float">
            <text:p>3,27137546468401</text:p>
          </table:table-cell>
          <table:table-cell table:formula="of:=([.$G$3]-[.B22])/([.$G$3]) * 100" office:value-type="float" office:value="0.867410161090457" calcext:value-type="float">
            <text:p>0,867410161090457</text:p>
          </table:table-cell>
          <table:table-cell table:number-columns-repeated="4"/>
        </table:table-row>
        <table:table-row table:style-name="ro1">
          <table:table-cell office:value-type="float" office:value="4500" calcext:value-type="float">
            <text:p>4500</text:p>
          </table:table-cell>
          <table:table-cell table:formula="of:=[.$G$3]*[.A23]/([.$G$2]+[.A23])" office:value-type="float" office:value="3.27453142227122" calcext:value-type="float">
            <text:p>3,27453142227122</text:p>
          </table:table-cell>
          <table:table-cell table:formula="of:=([.$G$3]-[.B23])/([.$G$3]) * 100" office:value-type="float" office:value="0.771775082690181" calcext:value-type="float">
            <text:p>0,771775082690181</text:p>
          </table:table-cell>
          <table:table-cell table:number-columns-repeated="4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[.$G$3]*[.A24]/([.$G$2]+[.A24])" office:value-type="float" office:value="3.27706057596822" calcext:value-type="float">
            <text:p>3,27706057596822</text:p>
          </table:table-cell>
          <table:table-cell table:formula="of:=([.$G$3]-[.B24])/([.$G$3]) * 100" office:value-type="float" office:value="0.695134061569009" calcext:value-type="float">
            <text:p>0,69513406156900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Z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9T21:12:09.756533457</meta:creation-date>
    <dc:date>2022-08-09T21:44:55.618936792</dc:date>
    <meta:editing-duration>PT5S</meta:editing-duration>
    <meta:editing-cycles>1</meta:editing-cycles>
    <meta:document-statistic meta:table-count="1" meta:cell-count="76" meta:object-count="1"/>
    <meta:generator>LibreOffice/7.3.5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4" chart:interval-major="1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851cm" svg:y="3.952cm" style:legend-expansion="high" chart:style-name="ch2"/>
        <chart:plot-area chart:style-name="ch3" table:cell-range-address="Sheet1.A1:Sheet1.C24" chart:data-source-has-labels="row" svg:x="0.32cm" svg:y="0.18cm" svg:width="11.211cm" svg:height="7.659cm">
          <chart:coordinate-region svg:x="0.941cm" svg:y="0.38cm" svg:width="10.153cm" svg:height="6.812cm"/>
          <chart:axis chart:dimension="x" chart:name="primary-x" chart:style-name="ch4">
            <chart:title svg:x="4.188cm" svg:y="8.019cm" chart:style-name="ch5">
              <text:p>Load Impedance (ohm)</text:p>
            </chart:title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secondary-y" chart:style-name="ch9" chart:values-cell-range-address="Sheet1.B2:Sheet1.B24" chart:label-cell-address="Sheet1.B1:Sheet1.B1" chart:class="chart:scatter">
            <chart:domain table:cell-range-address="Sheet1.A2:Sheet1.A24"/>
            <chart:data-point chart:repeated="23"/>
          </chart:series>
          <chart:series chart:attached-axis="primary-y" chart:style-name="ch10" chart:values-cell-range-address="Sheet1.C2:Sheet1.C24" chart:label-cell-address="Sheet1.C1:Sheet1.C1" chart:class="chart:scatter">
            <chart:data-point chart:repeated="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utput voltage (V)</text:p>
                <draw:g>
                  <svg:desc>Sheet1.B1:Sheet1.B1</svg:desc>
                </draw:g>
              </table:table-cell>
              <table:table-cell office:value-type="string">
                <text:p>Deviation (%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A2:Sheet1.A24</svg:desc>
                </draw:g>
              </table:table-cell>
              <table:table-cell office:value-type="float" office:value="1.94117647058824">
                <text:p>1.94117647058824</text:p>
                <draw:g>
                  <svg:desc>Sheet1.B2:Sheet1.B24</svg:desc>
                </draw:g>
              </table:table-cell>
              <table:table-cell office:value-type="float" office:value="41.1764705882353">
                <text:p>41.1764705882353</text:p>
                <draw:g>
                  <svg:desc>Sheet1.C2:Sheet1.C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2.44444444444444">
                <text:p>2.44444444444444</text:p>
              </table:table-cell>
              <table:table-cell office:value-type="float" office:value="25.9259259259259">
                <text:p>25.92592592592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2.67567567567568">
                <text:p>2.67567567567568</text:p>
              </table:table-cell>
              <table:table-cell office:value-type="float" office:value="18.9189189189189">
                <text:p>18.91891891891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2.80851063829787">
                <text:p>2.80851063829787</text:p>
              </table:table-cell>
              <table:table-cell office:value-type="float" office:value="14.8936170212766">
                <text:p>14.89361702127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2.89473684210526">
                <text:p>2.89473684210526</text:p>
              </table:table-cell>
              <table:table-cell office:value-type="float" office:value="12.280701754386">
                <text:p>12.2807017543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2.95522388059701">
                <text:p>2.95522388059701</text:p>
              </table:table-cell>
              <table:table-cell office:value-type="float" office:value="10.4477611940298">
                <text:p>10.44776119402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">
                <text:p>350</text:p>
              </table:table-cell>
              <table:table-cell office:value-type="float" office:value="3">
                <text:p>3</text:p>
              </table:table-cell>
              <table:table-cell office:value-type="float" office:value="9.09090909090909">
                <text:p>9.090909090909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3.03448275862069">
                <text:p>3.03448275862069</text:p>
              </table:table-cell>
              <table:table-cell office:value-type="float" office:value="8.04597701149425">
                <text:p>8.045977011494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">
                <text:p>450</text:p>
              </table:table-cell>
              <table:table-cell office:value-type="float" office:value="3.06185567010309">
                <text:p>3.06185567010309</text:p>
              </table:table-cell>
              <table:table-cell office:value-type="float" office:value="7.21649484536083">
                <text:p>7.216494845360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3.08411214953271">
                <text:p>3.08411214953271</text:p>
              </table:table-cell>
              <table:table-cell office:value-type="float" office:value="6.54205607476635">
                <text:p>6.542056074766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">
                <text:p>600</text:p>
              </table:table-cell>
              <table:table-cell office:value-type="float" office:value="3.11811023622047">
                <text:p>3.11811023622047</text:p>
              </table:table-cell>
              <table:table-cell office:value-type="float" office:value="5.51181102362205">
                <text:p>5.511811023622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0">
                <text:p>700</text:p>
              </table:table-cell>
              <table:table-cell office:value-type="float" office:value="3.14285714285714">
                <text:p>3.14285714285714</text:p>
              </table:table-cell>
              <table:table-cell office:value-type="float" office:value="4.76190476190476">
                <text:p>4.761904761904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0">
                <text:p>800</text:p>
              </table:table-cell>
              <table:table-cell office:value-type="float" office:value="3.16167664670659">
                <text:p>3.16167664670659</text:p>
              </table:table-cell>
              <table:table-cell office:value-type="float" office:value="4.19161676646706">
                <text:p>4.191616766467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0">
                <text:p>900</text:p>
              </table:table-cell>
              <table:table-cell office:value-type="float" office:value="3.17647058823529">
                <text:p>3.17647058823529</text:p>
              </table:table-cell>
              <table:table-cell office:value-type="float" office:value="3.74331550802139">
                <text:p>3.743315508021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0">
                <text:p>1000</text:p>
              </table:table-cell>
              <table:table-cell office:value-type="float" office:value="3.18840579710145">
                <text:p>3.18840579710145</text:p>
              </table:table-cell>
              <table:table-cell office:value-type="float" office:value="3.38164251207729">
                <text:p>3.381642512077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">
                <text:p>1500</text:p>
              </table:table-cell>
              <table:table-cell office:value-type="float" office:value="3.22475570032573">
                <text:p>3.22475570032573</text:p>
              </table:table-cell>
              <table:table-cell office:value-type="float" office:value="2.2801302931596">
                <text:p>2.28013029315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00">
                <text:p>2000</text:p>
              </table:table-cell>
              <table:table-cell office:value-type="float" office:value="3.24324324324324">
                <text:p>3.24324324324324</text:p>
              </table:table-cell>
              <table:table-cell office:value-type="float" office:value="1.71990171990171">
                <text:p>1.719901719901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00">
                <text:p>2500</text:p>
              </table:table-cell>
              <table:table-cell office:value-type="float" office:value="3.25443786982249">
                <text:p>3.25443786982249</text:p>
              </table:table-cell>
              <table:table-cell office:value-type="float" office:value="1.38067061143983">
                <text:p>1.380670611439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00">
                <text:p>3000</text:p>
              </table:table-cell>
              <table:table-cell office:value-type="float" office:value="3.26194398682043">
                <text:p>3.26194398682043</text:p>
              </table:table-cell>
              <table:table-cell office:value-type="float" office:value="1.15321252059307">
                <text:p>1.153212520593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00">
                <text:p>3500</text:p>
              </table:table-cell>
              <table:table-cell office:value-type="float" office:value="3.26732673267327">
                <text:p>3.26732673267327</text:p>
              </table:table-cell>
              <table:table-cell office:value-type="float" office:value="0.990099009900991">
                <text:p>0.9900990099009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">
                <text:p>4000</text:p>
              </table:table-cell>
              <table:table-cell office:value-type="float" office:value="3.27137546468401">
                <text:p>3.27137546468401</text:p>
              </table:table-cell>
              <table:table-cell office:value-type="float" office:value="0.867410161090457">
                <text:p>0.8674101610904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00">
                <text:p>4500</text:p>
              </table:table-cell>
              <table:table-cell office:value-type="float" office:value="3.27453142227122">
                <text:p>3.27453142227122</text:p>
              </table:table-cell>
              <table:table-cell office:value-type="float" office:value="0.771775082690181">
                <text:p>0.7717750826901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3.27706057596822">
                <text:p>3.27706057596822</text:p>
              </table:table-cell>
              <table:table-cell office:value-type="float" office:value="0.695134061569009">
                <text:p>0.6951340615690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